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09mm"/>
    </style:style>
    <style:style style:name="co2" style:family="table-column">
      <style:table-column-properties fo:break-before="auto" style:column-width="48.93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20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74pt solid #000000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4.08mm" svg:height="86.67mm" svg:x="114.4mm" svg:y="3.34mm">
            <loext:p draw:notify-on-update-of-ranges="Hoja1.A5:Hoja1.A17 Hoja1.B4:Hoja1.B4 Hoja1.B5:Hoja1.B17 Hoja1.A5:Hoja1.A17 Hoja1.C4:Hoja1.C4 Hoja1.C5:Hoja1.C17 Hoja1.A5:Hoja1.A17 Hoja1.D4:Hoja1.D4 Hoja1.D5:Hoja1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5.09mm" svg:y="93.36mm">
            <loext:p draw:notify-on-update-of-ranges="Hoja1.A25:Hoja1.A37 Hoja1.B24:Hoja1.B24 Hoja1.B25:Hoja1.B37 Hoja1.A25:Hoja1.A37 Hoja1.C24:Hoja1.C24 Hoja1.C25:Hoja1.C37 Hoja1.A25:Hoja1.A37 Hoja1.D24:Hoja1.D24 Hoja1.D25:Hoja1.D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 table:style-name="ce1" table:number-columns-repeated="4"/>
        </table:table-row>
        <table:table-row table:style-name="ro2">
          <table:table-cell table:style-name="ce2" office:value-type="string" calcext:value-type="string">
            <text:p>Tamaño</text:p>
          </table:table-cell>
          <table:table-cell table:style-name="ce2" office:value-type="string" calcext:value-type="string">
            <text:p>Dinamico (Secuancial)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Section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07" calcext:value-type="float">
            <text:p>0,000207</text:p>
          </table:table-cell>
          <table:table-cell table:style-name="ce5" office:value-type="float" office:value="0.008401" calcext:value-type="float">
            <text:p>0,008401</text:p>
          </table:table-cell>
          <table:table-cell office:value-type="float" office:value="0.003463" calcext:value-type="float">
            <text:p>0,00346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86" calcext:value-type="float">
            <text:p>0,000286</text:p>
          </table:table-cell>
          <table:table-cell office:value-type="float" office:value="0.00162" calcext:value-type="float">
            <text:p>0,00162</text:p>
          </table:table-cell>
          <table:table-cell office:value-type="float" office:value="0.007976" calcext:value-type="float">
            <text:p>0,00797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549" calcext:value-type="float">
            <text:p>0,000549</text:p>
          </table:table-cell>
          <table:table-cell office:value-type="float" office:value="0.006995" calcext:value-type="float">
            <text:p>0,006995</text:p>
          </table:table-cell>
          <table:table-cell office:value-type="float" office:value="0.001263" calcext:value-type="float">
            <text:p>0,00126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1035" calcext:value-type="float">
            <text:p>0,001035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371" calcext:value-type="float">
            <text:p>0,00037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3844" calcext:value-type="float">
            <text:p>0,003844</text:p>
          </table:table-cell>
          <table:table-cell office:value-type="float" office:value="0.004746" calcext:value-type="float">
            <text:p>0,004746</text:p>
          </table:table-cell>
          <table:table-cell office:value-type="float" office:value="0.000796" calcext:value-type="float">
            <text:p>0,00079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198" calcext:value-type="float">
            <text:p>0,003198</text:p>
          </table:table-cell>
          <table:table-cell office:value-type="float" office:value="0.002614" calcext:value-type="float">
            <text:p>0,002614</text:p>
          </table:table-cell>
          <table:table-cell office:value-type="float" office:value="0.002463" calcext:value-type="float">
            <text:p>0,00246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5499" calcext:value-type="float">
            <text:p>0,005499</text:p>
          </table:table-cell>
          <table:table-cell office:value-type="float" office:value="0.007175" calcext:value-type="float">
            <text:p>0,007175</text:p>
          </table:table-cell>
          <table:table-cell office:value-type="float" office:value="0.0043" calcext:value-type="float">
            <text:p>0,004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9155" calcext:value-type="float">
            <text:p>0,009155</text:p>
          </table:table-cell>
          <table:table-cell office:value-type="float" office:value="0.012617" calcext:value-type="float">
            <text:p>0,012617</text:p>
          </table:table-cell>
          <table:table-cell office:value-type="float" office:value="0.013757" calcext:value-type="float">
            <text:p>0,01375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7284" calcext:value-type="float">
            <text:p>0,027284</text:p>
          </table:table-cell>
          <table:table-cell office:value-type="float" office:value="0.016379" calcext:value-type="float">
            <text:p>0,016379</text:p>
          </table:table-cell>
          <table:table-cell office:value-type="float" office:value="0.024959" calcext:value-type="float">
            <text:p>0,024959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3073" calcext:value-type="float">
            <text:p>0,03073</text:p>
          </table:table-cell>
          <table:table-cell office:value-type="float" office:value="0.040863" calcext:value-type="float">
            <text:p>0,040863</text:p>
          </table:table-cell>
          <table:table-cell office:value-type="float" office:value="0.036245" calcext:value-type="float">
            <text:p>0,03624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60878" calcext:value-type="float">
            <text:p>0,060878</text:p>
          </table:table-cell>
          <table:table-cell office:value-type="float" office:value="0.067351" calcext:value-type="float">
            <text:p>0,067351</text:p>
          </table:table-cell>
          <table:table-cell office:value-type="float" office:value="0.06817" calcext:value-type="float">
            <text:p>0,06817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0.128877" calcext:value-type="float">
            <text:p>0,128877</text:p>
          </table:table-cell>
          <table:table-cell office:value-type="float" office:value="0.14243" calcext:value-type="float">
            <text:p>0,14243</text:p>
          </table:table-cell>
          <table:table-cell office:value-type="float" office:value="0.144453" calcext:value-type="float">
            <text:p>0,144453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248178" calcext:value-type="float">
            <text:p>0,248178</text:p>
          </table:table-cell>
          <table:table-cell office:value-type="float" office:value="0.289868" calcext:value-type="float">
            <text:p>0,289868</text:p>
          </table:table-cell>
          <table:table-cell office:value-type="float" office:value="0.281208" calcext:value-type="float">
            <text:p>0,281208</text:p>
          </table:table-cell>
        </table:table-row>
        <table:table-row table:style-name="ro1" table:number-rows-repeated="6">
          <table:table-cell table:style-name="Default" table:number-columns-repeated="4"/>
        </table:table-row>
        <table:table-row table:style-name="ro2">
          <table:table-cell table:style-name="ce4" office:value-type="string" calcext:value-type="string">
            <text:p>Tamaño</text:p>
          </table:table-cell>
          <table:table-cell table:style-name="ce2" office:value-type="string" calcext:value-type="string">
            <text:p>Dinamico (Secuancial)</text:p>
          </table:table-cell>
          <table:table-cell table:style-name="ce4" office:value-type="string" calcext:value-type="string">
            <text:p>For</text:p>
          </table:table-cell>
          <table:table-cell table:style-name="ce4" office:value-type="string" calcext:value-type="string">
            <text:p>Section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091" calcext:value-type="float">
            <text:p>0,000091</text:p>
          </table:table-cell>
          <table:table-cell office:value-type="float" office:value="0.001701" calcext:value-type="float">
            <text:p>0,001701</text:p>
          </table:table-cell>
          <table:table-cell office:value-type="float" office:value="0.004206" calcext:value-type="float">
            <text:p>0,00420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9" calcext:value-type="float">
            <text:p>0,0000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175" calcext:value-type="float">
            <text:p>0,0001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403" calcext:value-type="float">
            <text:p>0,00040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369" calcext:value-type="float">
            <text:p>0,001369</text:p>
          </table:table-cell>
          <table:table-cell office:value-type="float" office:value="0.000348" calcext:value-type="float">
            <text:p>0,000348</text:p>
          </table:table-cell>
          <table:table-cell office:value-type="float" office:value="0.000787" calcext:value-type="float">
            <text:p>0,00078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2929" calcext:value-type="float">
            <text:p>0,002929</text:p>
          </table:table-cell>
          <table:table-cell office:value-type="float" office:value="0.000485" calcext:value-type="float">
            <text:p>0,000485</text:p>
          </table:table-cell>
          <table:table-cell office:value-type="float" office:value="0.001478" calcext:value-type="float">
            <text:p>0,00147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5003" calcext:value-type="float">
            <text:p>0,005003</text:p>
          </table:table-cell>
          <table:table-cell office:value-type="float" office:value="0.000937" calcext:value-type="float">
            <text:p>0,000937</text:p>
          </table:table-cell>
          <table:table-cell office:value-type="float" office:value="0.003042" calcext:value-type="float">
            <text:p>0,00304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9982" calcext:value-type="float">
            <text:p>0,009982</text:p>
          </table:table-cell>
          <table:table-cell office:value-type="float" office:value="0.00454" calcext:value-type="float">
            <text:p>0,00454</text:p>
          </table:table-cell>
          <table:table-cell office:value-type="float" office:value="0.007089" calcext:value-type="float">
            <text:p>0,00708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19856" calcext:value-type="float">
            <text:p>0,019856</text:p>
          </table:table-cell>
          <table:table-cell office:value-type="float" office:value="0.004926" calcext:value-type="float">
            <text:p>0,004926</text:p>
          </table:table-cell>
          <table:table-cell office:value-type="float" office:value="0.011086" calcext:value-type="float">
            <text:p>0,01108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3941" calcext:value-type="float">
            <text:p>0,03941</text:p>
          </table:table-cell>
          <table:table-cell office:value-type="float" office:value="0.011201" calcext:value-type="float">
            <text:p>0,011201</text:p>
          </table:table-cell>
          <table:table-cell office:value-type="float" office:value="0.023649" calcext:value-type="float">
            <text:p>0,02364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78878" calcext:value-type="float">
            <text:p>0,078878</text:p>
          </table:table-cell>
          <table:table-cell office:value-type="float" office:value="0.018549" calcext:value-type="float">
            <text:p>0,018549</text:p>
          </table:table-cell>
          <table:table-cell office:value-type="float" office:value="0.042307" calcext:value-type="float">
            <text:p>0,042307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0.157662" calcext:value-type="float">
            <text:p>0,157662</text:p>
          </table:table-cell>
          <table:table-cell office:value-type="float" office:value="0.037246" calcext:value-type="float">
            <text:p>0,037246</text:p>
          </table:table-cell>
          <table:table-cell office:value-type="float" office:value="0.074856" calcext:value-type="float">
            <text:p>0,074856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315513" calcext:value-type="float">
            <text:p>0,315513</text:p>
          </table:table-cell>
          <table:table-cell office:value-type="float" office:value="0.073146" calcext:value-type="float">
            <text:p>0,073146</text:p>
          </table:table-cell>
          <table:table-cell office:value-type="float" office:value="0.12351" calcext:value-type="float">
            <text:p>0,12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7:53:07.1278380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1:37:22.876343019</meta:creation-date>
    <dc:date>2016-03-30T17:54:09.295561312</dc:date>
    <meta:editing-duration>PT19M31S</meta:editing-duration>
    <meta:editing-cycles>18</meta:editing-cycles>
    <meta:generator>LibreOffice/5.0.5.2$Linux_X86_64 LibreOffice_project/00m0$Build-2</meta:generator>
    <meta:document-statistic meta:table-count="1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09cm" svg:height="8.668cm" xlink:href=".." xlink:type="simple" chart:class="chart:scatter" chart:style-name="ch1">
        <chart:title svg:x="7.092cm" svg:y="0.309cm" chart:style-name="ch2">
          <text:p>Local</text:p>
        </chart:title>
        <chart:legend chart:legend-position="end" svg:x="10.625cm" svg:y="3.537cm" style:legend-expansion="high" chart:style-name="ch3"/>
        <chart:plot-area chart:style-name="ch4" table:cell-range-address="Hoja1.A5:Hoja1.D17 Hoja1.B4:Hoja1.D4" chart:data-source-has-labels="row" svg:x="1.319cm" svg:y="1.287cm" svg:width="8.998cm" svg:height="6.227cm">
          <chartooo:coordinate-region svg:x="2.231cm" svg:y="1.487cm" svg:width="7.343cm" svg:height="5.38cm"/>
          <chart:axis chart:dimension="x" chart:name="primary-x" chart:style-name="ch5">
            <chart:title svg:x="5.192cm" svg:y="7.687cm" chart:style-name="ch6">
              <text:p>Tamaño</text:p>
            </chart:title>
          </chart:axis>
          <chart:axis chart:dimension="y" chart:name="primary-y" chart:style-name="ch5">
            <chart:title svg:x="0.451cm" svg:y="4.986cm" chart:style-name="ch7">
              <text:p>Tiempo</text:p>
            </chart:title>
            <chart:grid chart:style-name="ch8" chart:class="major"/>
          </chart:axis>
          <chart:series chart:style-name="ch9" chart:values-cell-range-address="Hoja1.B5:Hoja1.B17" chart:label-cell-address="Hoja1.B4:Hoja1.B4" chart:class="chart:scatter">
            <chart:domain table:cell-range-address="Hoja1.A5:Hoja1.A17"/>
            <chart:data-point chart:repeated="13"/>
          </chart:series>
          <chart:series chart:style-name="ch10" chart:values-cell-range-address="Hoja1.C5:Hoja1.C17" chart:label-cell-address="Hoja1.C4:Hoja1.C4" chart:class="chart:scatter">
            <chart:data-point chart:repeated="13"/>
          </chart:series>
          <chart:series chart:style-name="ch11" chart:values-cell-range-address="Hoja1.D5:Hoja1.D17" chart:label-cell-address="Hoja1.D4:Hoja1.D4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Dinamico (Secuancial)</text:p>
                <draw:g>
                  <svg:desc>Hoja1.B4:Hoja1.B4</svg:desc>
                </draw:g>
              </table:table-cell>
              <table:table-cell office:value-type="string">
                <text:p>For</text:p>
                <draw:g>
                  <svg:desc>Hoja1.C4:Hoja1.C4</svg:desc>
                </draw:g>
              </table:table-cell>
              <table:table-cell office:value-type="string">
                <text:p>Sections</text:p>
                <draw:g>
                  <svg:desc>Hoja1.D4:Hoja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5:Hoja1.A17</svg:desc>
                </draw:g>
              </table:table-cell>
              <table:table-cell office:value-type="float" office:value="0.000207">
                <text:p>0.000207</text:p>
                <draw:g>
                  <svg:desc>Hoja1.B5:Hoja1.B17</svg:desc>
                </draw:g>
              </table:table-cell>
              <table:table-cell office:value-type="float" office:value="0.008401">
                <text:p>0.008401</text:p>
                <draw:g>
                  <svg:desc>Hoja1.C5:Hoja1.C17</svg:desc>
                </draw:g>
              </table:table-cell>
              <table:table-cell office:value-type="float" office:value="0.003463">
                <text:p>0.003463</text:p>
                <draw:g>
                  <svg:desc>Hoja1.D5:Hoja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286">
                <text:p>0.000286</text:p>
              </table:table-cell>
              <table:table-cell office:value-type="float" office:value="0.00162">
                <text:p>0.00162</text:p>
              </table:table-cell>
              <table:table-cell office:value-type="float" office:value="0.007976">
                <text:p>0.007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549">
                <text:p>0.000549</text:p>
              </table:table-cell>
              <table:table-cell office:value-type="float" office:value="0.006995">
                <text:p>0.006995</text:p>
              </table:table-cell>
              <table:table-cell office:value-type="float" office:value="0.001263">
                <text:p>0.001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1035">
                <text:p>0.001035</text:p>
              </table:table-cell>
              <table:table-cell office:value-type="float" office:value="0.000293">
                <text:p>0.000293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3844">
                <text:p>0.003844</text:p>
              </table:table-cell>
              <table:table-cell office:value-type="float" office:value="0.004746">
                <text:p>0.004746</text:p>
              </table:table-cell>
              <table:table-cell office:value-type="float" office:value="0.000796">
                <text:p>0.000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3198">
                <text:p>0.003198</text:p>
              </table:table-cell>
              <table:table-cell office:value-type="float" office:value="0.002614">
                <text:p>0.002614</text:p>
              </table:table-cell>
              <table:table-cell office:value-type="float" office:value="0.002463">
                <text:p>0.002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5499">
                <text:p>0.005499</text:p>
              </table:table-cell>
              <table:table-cell office:value-type="float" office:value="0.007175">
                <text:p>0.007175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9155">
                <text:p>0.009155</text:p>
              </table:table-cell>
              <table:table-cell office:value-type="float" office:value="0.012617">
                <text:p>0.012617</text:p>
              </table:table-cell>
              <table:table-cell office:value-type="float" office:value="0.013757">
                <text:p>0.013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27284">
                <text:p>0.027284</text:p>
              </table:table-cell>
              <table:table-cell office:value-type="float" office:value="0.016379">
                <text:p>0.016379</text:p>
              </table:table-cell>
              <table:table-cell office:value-type="float" office:value="0.024959">
                <text:p>0.024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3073">
                <text:p>0.03073</text:p>
              </table:table-cell>
              <table:table-cell office:value-type="float" office:value="0.040863">
                <text:p>0.040863</text:p>
              </table:table-cell>
              <table:table-cell office:value-type="float" office:value="0.036245">
                <text:p>0.036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60878">
                <text:p>0.060878</text:p>
              </table:table-cell>
              <table:table-cell office:value-type="float" office:value="0.067351">
                <text:p>0.067351</text:p>
              </table:table-cell>
              <table:table-cell office:value-type="float" office:value="0.06817">
                <text:p>0.06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28877">
                <text:p>0.128877</text:p>
              </table:table-cell>
              <table:table-cell office:value-type="float" office:value="0.14243">
                <text:p>0.14243</text:p>
              </table:table-cell>
              <table:table-cell office:value-type="float" office:value="0.144453">
                <text:p>0.144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248178">
                <text:p>0.248178</text:p>
              </table:table-cell>
              <table:table-cell office:value-type="float" office:value="0.289868">
                <text:p>0.289868</text:p>
              </table:table-cell>
              <table:table-cell office:value-type="float" office:value="0.281208">
                <text:p>0.281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42cm" svg:y="0.316cm" chart:style-name="ch2">
          <text:p>atcgrid</text:p>
        </chart:title>
        <chart:legend chart:legend-position="end" svg:x="11.216cm" svg:y="3.703cm" style:legend-expansion="high" chart:style-name="ch3"/>
        <chart:plot-area chart:style-name="ch4" table:cell-range-address="Hoja1.A25:Hoja1.D37 Hoja1.B24:Hoja1.D24" chart:data-source-has-labels="row" svg:x="1.331cm" svg:y="1.301cm" svg:width="9.565cm" svg:height="6.538cm">
          <chartooo:coordinate-region svg:x="2.243cm" svg:y="1.5cm" svg:width="7.91cm" svg:height="5.692cm"/>
          <chart:axis chart:dimension="x" chart:name="primary-x" chart:style-name="ch5">
            <chart:title svg:x="5.487cm" svg:y="8.019cm" chart:style-name="ch6">
              <text:p>Tamaño</text:p>
            </chart:title>
          </chart:axis>
          <chart:axis chart:dimension="y" chart:name="primary-y" chart:style-name="ch5">
            <chart:title svg:x="0.451cm" svg:y="5.156cm" chart:style-name="ch7">
              <text:p>Tiempo</text:p>
            </chart:title>
            <chart:grid chart:style-name="ch8" chart:class="major"/>
          </chart:axis>
          <chart:series chart:style-name="ch9" chart:values-cell-range-address="Hoja1.B25:Hoja1.B37" chart:label-cell-address="Hoja1.B24:Hoja1.B24" chart:class="chart:scatter">
            <chart:domain table:cell-range-address="Hoja1.A25:Hoja1.A37"/>
            <chart:data-point chart:repeated="13"/>
          </chart:series>
          <chart:series chart:style-name="ch10" chart:values-cell-range-address="Hoja1.C25:Hoja1.C37" chart:label-cell-address="Hoja1.C24:Hoja1.C24" chart:class="chart:scatter">
            <chart:data-point chart:repeated="13"/>
          </chart:series>
          <chart:series chart:style-name="ch11" chart:values-cell-range-address="Hoja1.D25:Hoja1.D37" chart:label-cell-address="Hoja1.D24:Hoja1.D24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Dinamico (Secuancial)</text:p>
                <draw:g>
                  <svg:desc>Hoja1.B24:Hoja1.B24</svg:desc>
                </draw:g>
              </table:table-cell>
              <table:table-cell office:value-type="string">
                <text:p>For</text:p>
                <draw:g>
                  <svg:desc>Hoja1.C24:Hoja1.C24</svg:desc>
                </draw:g>
              </table:table-cell>
              <table:table-cell office:value-type="string">
                <text:p>Sections</text:p>
                <draw:g>
                  <svg:desc>Hoja1.D24:Hoja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25:Hoja1.A37</svg:desc>
                </draw:g>
              </table:table-cell>
              <table:table-cell office:value-type="float" office:value="0.000091">
                <text:p>0.000091</text:p>
                <draw:g>
                  <svg:desc>Hoja1.B25:Hoja1.B37</svg:desc>
                </draw:g>
              </table:table-cell>
              <table:table-cell office:value-type="float" office:value="0.001701">
                <text:p>0.001701</text:p>
                <draw:g>
                  <svg:desc>Hoja1.C25:Hoja1.C37</svg:desc>
                </draw:g>
              </table:table-cell>
              <table:table-cell office:value-type="float" office:value="0.004206">
                <text:p>0.004206</text:p>
                <draw:g>
                  <svg:desc>Hoja1.D25:Hoja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207">
                <text:p>0.000207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389">
                <text:p>0.000389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82">
                <text:p>0.00082</text:p>
              </table:table-cell>
              <table:table-cell office:value-type="float" office:value="0.000181">
                <text:p>0.000181</text:p>
              </table:table-cell>
              <table:table-cell office:value-type="float" office:value="0.000403">
                <text:p>0.000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369">
                <text:p>0.001369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787">
                <text:p>0.000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2929">
                <text:p>0.002929</text:p>
              </table:table-cell>
              <table:table-cell office:value-type="float" office:value="0.000485">
                <text:p>0.000485</text:p>
              </table:table-cell>
              <table:table-cell office:value-type="float" office:value="0.001478">
                <text:p>0.001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5003">
                <text:p>0.005003</text:p>
              </table:table-cell>
              <table:table-cell office:value-type="float" office:value="0.000937">
                <text:p>0.000937</text:p>
              </table:table-cell>
              <table:table-cell office:value-type="float" office:value="0.003042">
                <text:p>0.003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9982">
                <text:p>0.009982</text:p>
              </table:table-cell>
              <table:table-cell office:value-type="float" office:value="0.00454">
                <text:p>0.00454</text:p>
              </table:table-cell>
              <table:table-cell office:value-type="float" office:value="0.007089">
                <text:p>0.007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9856">
                <text:p>0.019856</text:p>
              </table:table-cell>
              <table:table-cell office:value-type="float" office:value="0.004926">
                <text:p>0.004926</text:p>
              </table:table-cell>
              <table:table-cell office:value-type="float" office:value="0.011086">
                <text:p>0.011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3941">
                <text:p>0.03941</text:p>
              </table:table-cell>
              <table:table-cell office:value-type="float" office:value="0.011201">
                <text:p>0.011201</text:p>
              </table:table-cell>
              <table:table-cell office:value-type="float" office:value="0.023649">
                <text:p>0.023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78878">
                <text:p>0.078878</text:p>
              </table:table-cell>
              <table:table-cell office:value-type="float" office:value="0.018549">
                <text:p>0.018549</text:p>
              </table:table-cell>
              <table:table-cell office:value-type="float" office:value="0.042307">
                <text:p>0.042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57662">
                <text:p>0.157662</text:p>
              </table:table-cell>
              <table:table-cell office:value-type="float" office:value="0.037246">
                <text:p>0.037246</text:p>
              </table:table-cell>
              <table:table-cell office:value-type="float" office:value="0.074856">
                <text:p>0.074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315513">
                <text:p>0.315513</text:p>
              </table:table-cell>
              <table:table-cell office:value-type="float" office:value="0.073146">
                <text:p>0.073146</text:p>
              </table:table-cell>
              <table:table-cell office:value-type="float" office:value="0.12351">
                <text:p>0.123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